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weight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athanial Schaffner</text:p>
      <text:p text:style-name="P1">31 Monmouth Avenue, Freehold, NJ 07728</text:p>
      <text:p text:style-name="P1">Cell: (732) 513-6254 Email: <text:a xlink:type="simple" xlink:href="mailto:nathanial.schaffner@gmail.com">nathanial.schaffner@gmail.com</text:a></text:p>
      <text:p text:style-name="Standard"/>
      <text:p text:style-name="P8">Education</text:p>
      <text:p text:style-name="Standard">Rutgers University School of Engineering, (biomedical engineering, computer engineering) 2007-2010</text:p>
      <text:p text:style-name="Standard">Rutgers University School of Arts and Sciences, B.S. Computer Science 2013</text:p>
      <text:p text:style-name="Standard"/>
      <text:p text:style-name="P8">Related coursework</text:p>
      <text:p text:style-name="P1">Database Design and Management, Computer Architecture, Internet Technologies, Data Strucutures, Computer Algorithms, Operating System Design, Cryptography, Software Methodology, Systems Programming, Software Engineering, Digital Logic Design</text:p>
      <text:p text:style-name="P1"/>
      <text:p text:style-name="P8">Skills</text:p>
      <text:p text:style-name="P2"><text:span text:style-name="T2">Programming:</text:span> C, C++, Objective-C, Java, Swing, HTML, JSP, MATLAB, MySQL, XML, Excell, Access, Filemaker, Ruby, Python, Scheme, Assembly (x86 and MIPS), Prolog, Perl, Smalltalk, Squeak, Enchanting</text:p>
      <text:p text:style-name="P2"><text:span text:style-name="T2">Operating Systems</text:span>: Windows, OS X, Fedora, CentOS, Debian, Ubuntu, iOS</text:p>
      <text:p text:style-name="P1"/>
      <text:p text:style-name="P8">Experience</text:p>
      <text:p text:style-name="P9">Predictive Food Microbiology Lab - System Administrator – (January 2012 – Current)</text:p>
      <text:list xml:id="list2163123708" text:style-name="L4">
        <text:list-item>
          <text:p text:style-name="P6">OS X and Windows desktop, server, and network administration</text:p>
        </text:list-item>
        <text:list-item>
          <text:p text:style-name="P6">Conversion of a MS Access database to Filemaker for OS X</text:p>
        </text:list-item>
      </text:list>
      <text:p text:style-name="P9">PIM Brands - Engineering Intern (Summer 2011)</text:p>
      <text:list xml:id="list928784298" text:style-name="L3">
        <text:list-item>
          <text:p text:style-name="P5">Systems Engineering Intern, programming PLC’s and HMI’s in a food production facility</text:p>
        </text:list-item>
        <text:list-item>
          <text:p text:style-name="P5">Designed, implemented, and programmed food production hardware and Programmable Logic Controller system to improve automated ingredient supply systems resulting in increased efficiency and overall product output capacity, including multiple touchscreen HMI’s.</text:p>
        </text:list-item>
      </text:list>
      <text:p text:style-name="P9">Laboratory for Computer Science Research <text:s/>- Machine Room Operator (Feb 2009-May 2011)</text:p>
      <text:list xml:id="list2011254695" text:style-name="L2">
        <text:list-item>
          <text:p text:style-name="P4">Designed and implemented several Linux installations to host Linux virtual machines containing custom-designed FVWM desktop interface and routing logic to provide remote terminal access to machine room servers via specialized Cisco hardline console servers.</text:p>
        </text:list-item>
        <text:list-item>
          <text:p text:style-name="P4">Designed and programmed multilegged Lego robots that avoided walking into objects with ultrasonic rangefinders, programmed in Squeak</text:p>
        </text:list-item>
      </text:list>
      <text:p text:style-name="P9">Rutgers University Mind Brain Analysis Lab (September 2010-May 2011)</text:p>
      <text:list xml:id="list1682838643" text:style-name="L1">
        <text:list-item>
          <text:p text:style-name="P3">Linux desktop, server, and network administration, including custom hardware driver config</text:p>
        </text:list-item>
        <text:list-item>
          <text:p text:style-name="P3">Computational neuroscience research assistant and research programmer</text:p>
        </text:list-item>
      </text:list>
      <text:p text:style-name="P9">Learning and Memory Lab (September 2008 – May 2009)</text:p>
      <text:list xml:id="list640028507" text:style-name="L5">
        <text:list-item>
          <text:p text:style-name="P7">Aresty research assistant, programmed extensions to Sakai framework for psychology experiment data collection and analysis as well as command line data manipulation tools in perl</text:p>
        </text:list-item>
      </text:list>
      <text:p text:style-name="P2"/>
      <text:p text:style-name="P8">On-Campus Activities</text:p>
      <text:p text:style-name="P2">Zeta Beta Tau Fraternity (Treasurer 2010)</text:p>
      <text:p text:style-name="P2">Rutgers University Senate (Senator 2008, 2009, Parliamentarian 2009)</text:p>
      <text:p text:style-name="P2">Engineering Governing Council (Committee Chair 2008, 2009)</text:p>
      <text:p text:style-name="P2">Rutgers University Student Assembly (Committee Chair 2008)</text:p>
      <text:p text:style-name="P2">Rutgers University Student Linux User Group (Treasurer 2008)</text:p>
      <text:p text:style-name="P2">Residence Hall Association (Barr Hall President 200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thanial Schaffner</meta:initial-creator>
    <meta:creation-date>2012-05-30T05:49:40</meta:creation-date>
    <dc:date>2012-05-30T06:26:26</dc:date>
    <dc:creator>Nathanial Schaffner</dc:creator>
    <meta:editing-duration>PT00H09M04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33" meta:word-count="360" meta:character-count="2718"/>
  </office:meta>
</office:document-meta>
</file>